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style:style>
    <style:style style:name="TableColumn1" style:family="table-column">
      <style:table-column-properties style:column-width="3.4625in" style:rel-column-width="32767*"/>
    </style:style>
  </office:automatic-styles>
  <office:body>
    <office:text>
      <text:p text:style-name="P1"/>
      <text:p text:style-name="P2">陳真   |  2020.11.06 00:34   |   <text:a xlink:type="simple" xlink:href="http://palinfo.habago.org/Entry?Command=Information_PrintForum#FORUM40062"><text:span text:style-name="T1">#</text:span></text:a></text:p>
      <text:p text:style-name="P3">我略知戰爭一、二 <text:line-break/><text:line-break/>陳真 <text:line-break/><text:line-break/>2020. 11. 06. <text:line-break/><text:line-break/><text:line-break/>怡靜傳給我的： <text:line-break/><text:line-break/>https://bit.ly/365TX53 <text:line-break/><text:line-break/>英文看得懂嗎？圖片右側有個箭頭，一共好像有三張。 <text:line-break/><text:line-break/>美國幾十年來天天在 "輸出民主"，輸出的方法就是發動侵略戰爭、製造內亂或發動代理人內戰(一般是免費提供軍火武器，台灣則是得自掏腰包用好幾倍的行情價自行購買)、武裝政變、開列暗殺清單進行大規謀殺反美與左傾人士、屠村、種族滅絕、熱錢炒作藉以佔領國家產業、控制該國教育與媒體進行洗腦，荼毒下一代、控制NGO培植走狗掛社運羊頭賣政治狗肉、雙線培植相互競爭之政治代理人以建立傀儡政權並防止單一勢力坐大......。 <text:line-break/><text:line-break/>只要能選出自己的走狗，哪怕是無所不用其極，就說是偉大民主。反之，不管多麼民主、多麼勤政愛民，對人民多麼有貢獻，照樣用武力推翻，哪怕老幼婦孺血流成河，哪怕成為人間煉獄，哪怕千百萬人傷亡、淪為難民，照幹不誤。 <text:line-break/><text:line-break/>有沒有哪一天，美國也能嚐嚐被別人民主輸入的毀滅式痛苦？ <text:line-break/><text:line-break/>昨天去看了捷克導演 Vaclav Marhoul 拍的 "The Painted Bird"： <text:line-break/><text:line-break/><text:a xlink:type="simple" xlink:href="https://bit.ly/3p2SNQi"><text:span text:style-name="T2">https://bit.ly/3p2SNQi</text:span></text:a><text:s/><text:line-break/><text:line-break/>看完之後的這兩天，心情一直很憂鬱，還真有點厭世念頭，覺得萬物生命很可憐，很可悲，特別是那些弱小的生命。世上最痛苦之事，莫過於對別人或動物的痛苦愛莫能助。我要是一個人可以代為承受世上所有痛苦，該有多好，那我就肯定不會憂鬱了。 <text:line-break/><text:line-break/>其實，原本差點看不下去。我平常很少看電影會想半途離席，但這電影我真的差點無法忍受，太可悲，太殘忍。但我知道，現實遠遠要比它還要殘忍血腥千萬倍。 <text:line-break/><text:line-break/>我很慶幸堅持看完，最後彷彿得到了一點安慰與救贖： <text:line-break/><text:line-break/><text:a xlink:type="simple" xlink:href="https://bit.ly/32ivt7H"><text:span text:style-name="T2">https://bit.ly/32ivt7H</text:span></text:a><text:s/><text:line-break/><text:line-break/>威秀影城已下片，目前只剩IN98駁二電影院。如果挖得出時間，很想再去看一次。昨天我是在威秀看的，包括我在內，全場就只有兩名觀眾。散場時，我看到某一廳大排長龍，全是年輕人，隊伍排很長很長。我好奇問了一下你們排這麼長的隊伍是要看哪部電影？一位高中女生告訴我片名，但我聽了幾遍都還是聽不懂，於是她就拿出手機給我看，是一部日本動畫片。我有點訝異，大叫一聲："蛤！？鬼滅刀？" 她的男伴帶點憐憫的口氣糾正我說："不是刀，是鬼滅刃啦"。 <text:line-break/><text:line-break/>我們這一代人統統未經戰事。我不敢說我懂戰爭，但是透過長年的閱讀，我略知戰爭一、二，我極其熟悉現代一些戰爭以及那些被美國 "民主輸出" 的國家。 <text:line-break/><text:line-break/>我想說，那些把戰爭或動亂看得很刺激很有趣的腦殘們，還有包藏禍心鼓吹 "全民皆兵" 的 "吳怡農們"，同時也包括整天鼓吹兩岸武統、帶點狐假虎威囂張味道的親中人士們，何不去看看這部電影？看看戰爭從何而來，看看人性是怎麼一回事。</text:p>
      <text:p text:style-name="P2">五元   |  2020.11.05 07:48   |   <text:a xlink:type="simple" xlink:href="http://palinfo.habago.org/Entry?Command=Information_PrintForum#FORUM40061"><text:span text:style-name="T1">#</text:span></text:a></text:p>
      <text:p text:style-name="P4">世事如棋,乾坤莫測,一早醒來,選情已朝陳醫生希望的方向前進, <text:line-break/>我支持拜登叔叔小贏,川建國力挽狂瀾在國內捲起千堆雪,拉起美麗的風景線, <text:line-break/>偉栽美利堅~ <text:line-break/><text:line-break/>In Trump We Trust</text:p>
      <text:p text:style-name="P2">陳真   |  2020.11.04 18:56   |   <text:a xlink:type="simple" xlink:href="http://palinfo.habago.org/Entry?Command=Information_PrintForum#FORUM40057"><text:span text:style-name="T1">#</text:span></text:a></text:p>
      <text:p text:style-name="P3">看來川普應該是贏了，但是拜登還有覺青們的幾百萬張郵寄選票可以逆轉勝！希望登伯明後天能以些微票數逆轉勝成功！ <text:line-break/><text:line-break/>不過，這下川普可不答應了，一定得捍衛民主才行；上法院太慢了，建議直接宣佈戒嚴，並且派出無人機轟炸民主黨總部，把拜登幹掉，另外再派出黑豹突擊隊，屠殺各州暴民，或是發射飛彈比較快，轟炸華爾街，摧毀假新聞中心CNN及紐約時報，全員殲滅，捍衛民主與人權，讓美國永遠都很偉大。 <text:line-break/><text:line-break/>美國在其他國家不都是這麼幹的嗎？民主不容打折，人權豈可讓步？川普加油。</text:p>
      <text:p text:style-name="P2">陳真   |  2020.11.04 14:52   |   <text:a xlink:type="simple" xlink:href="http://palinfo.habago.org/Entry?Command=Information_PrintForum#FORUM40056"><text:span text:style-name="T1">#</text:span></text:a></text:p>
      <text:p text:style-name="P4">希望川普以些微票數落敗，然後經過抗爭、暴動、最好是各州內戰、軍閥割據，川普逆轉勝，最後各州宣布獨立，川普心有不甘，抖出各種美國黑幕。 <text:line-break/><text:line-break/>川普加油！</text:p>
      <text:p text:style-name="P2">陳真   |  2020.11.03 01:52   |   <text:a xlink:type="simple" xlink:href="http://palinfo.habago.org/Entry?Command=Information_PrintForum#FORUM40055"><text:span text:style-name="T1">#</text:span></text:a></text:p>
      <text:p text:style-name="P3">小武們(三)：問天下誰是英雄？ <text:line-break/><text:line-break/>陳真  2020. 11. 03. <text:line-break/><text:line-break/><text:line-break/>《小武》這電影，史詩一般，只要一想到它，心裡頭就不平靜，起波濤，就像被人說中心事那樣。我相信，它會成為影史上的不朽經典，卻僅僅只花了20萬人民幣。 <text:line-break/><text:line-break/>賈樟柯拍這電影時是個大四學生，片頭寫著：「北京電影學院學生作業」。此片於國際成名後，各方資金到位，錢多了，拍出的電影卻反倒遜色許多。(2019.02.12.)   <text:line-break/><text:line-break/>「我站在烈烈風中，恨不能蕩盡綿綿心痛。望蒼天，四方雲動，劍在手，問天下誰是英雄。」這歌叫《霸王別姬》，幾度出現在電影中，特別是最後一次出現在暗巷逆光背景，非常震撼感人。在絕望與失敗中，一個英雄誕生了。 <text:line-break/><text:line-break/>霸王就是項羽，自刎烏江，美人與江山，全歸無有。但世上還能有什麼樣的英雄下場如此動人？ <text:line-break/><text:line-break/>齊克果說，「世上的確有這麼一種『意義』，唯有透過『無意義』方能表達。」我把這樣一種奇怪的、不具意義的『意義』之生成途徑，稱為 "self-revocation" (自廢武功、自暴自棄)。一個人，當他盡棄所學，折劍以去，或許他才是那個真正會使劍的人。 <text:line-break/><text:line-break/>維根斯坦說，「哲學最大的成就就是不再從事哲學」。有些東西不可能被看見，除非它消失；一個事物之成功的唯一可能性，恰恰就在於它的失敗；最軟弱之物，卻也最剛強...所有這一切敘述，全屬矛盾弔詭，但齊克果說，「弔詭掃除了世上一切概念」，理性將無所依存，智慧由是而生。 <text:line-break/><text:line-break/>維根斯坦說，齊克果是19世紀最偉大的哲學家。我能理解維根斯坦為何如此推崇齊克果，因為兩位英雄，所見略同。不過，很多東西，說大家都會說，但如果你不是那樣的人，就不可能體會。 <text:line-break/><text:line-break/>這麼一些想法，什麼有意義沒意義的，僅是膚淺結論，內在深沉全在複雜演繹中。但再怎麼深沉，凡屬概念者，終究蒼白。 <text:line-break/><text:line-break/>概念是這樣一種東西，如果你沒法以命相許，拿一條小命跟它匹配等同，那它其實也就只是可有可無的一點身外物，就像放屁那樣，脫口而出，隨風發散。 <text:line-break/><text:line-break/>小武是個失敗者，被社會拋得遠遠的，跌落在一個絕望的邊緣角落，但他的徹底失敗與挫折，他的悲劇，恰恰造就他成為一名真正意義上的英雄。(2014.04.21.) <text:line-break/><text:line-break/>常希望有一天，能有機會去虞姬墳上一拜。項羽四面楚歌之際，尚有虞姬。世上活物盡皆巧妙。你看，小武比項羽更慘，連「虞姬」都跟人跑了。可是事情就是這麼奇妙，當一個人落入絕望，眾人離棄，當一切都失去時，他反倒似乎獲得了高貴的尊嚴與救贖。(2014.04.26.)</text:p>
      <text:p text:style-name="P2">秉叡   |  2020.11.01 02:56   |   <text:a xlink:type="simple" xlink:href="http://palinfo.habago.org/Entry?Command=Information_PrintForum#FORUM40054"><text:span text:style-name="T1">#</text:span></text:a></text:p>
      <text:p text:style-name="P3">最近英國政壇上發生令人難過的事情： <text:line-break/><text:line-break/><text:line-break/>英國工黨前黨魁郝爾彬遭暫停黨籍　涉任內縱容反猶太言論 <text:line-break/><text:line-break/><text:line-break/>即時國際 <text:line-break/><text:line-break/>撰文：張子傑 <text:line-break/>2020-10-30 01:12 <text:line-break/>最後更新日期：2020-10-30 01:12 <text:line-break/><text:line-break/><text:line-break/>英國在野工黨10月29日宣布，暫停前黨魁郝爾彬（Jeremy Corbyn）的黨籍，指他淡化一份關於他擔任黨魁時對黨內反猶太言論處理不力的報告。 <text:line-break/><text:line-break/>英國平等及人權委員會（The Equality and Human Rights Commission，EHRC）最近公布調查報告，顯示工黨在郝爾彬領導時，黨內曾有政治干預涉及反猶太言論的投訴、缺乏足夠訓練處理反猶太言論的投訴、騷擾投訴人並形容有關投訴為不實。調查發現郝爾彬辦公室曾不恰當介入事件，包括有員工影響是否調查或作出處分的決定。 <text:line-break/><text:line-break/>工黨現任黨魁施紀賢（Keir Starmer）接受報告內容，稱會根據全部建議作出改善。他表示事件為工黨帶來羞愧，指該黨令猶太人失望，因此對他們的遭遇感到抱歉，強調不會讓事件再發生。 <text:line-break/><text:line-break/><text:line-break/><text:line-break/><text:line-break/>工黨同時宣布在完成調查前暫停郝爾彬的黨籍，並取消他的黨鞭地位，意味他無法以工黨議員身份到下議院參與投票。不過郝爾彬則強調自己一直決心消除種族歧視問題，稱對沒法迅速兌現承諾感到遺憾，同時批評黨內外對手和傳媒誇大問題，表明會為自己因政治干預而被暫停黨籍的決定上訴。 <text:line-break/><text:line-break/><text:line-break/><text:a xlink:type="simple" xlink:href="https://www.hk01.com/%E5%8D%B3%E6%99%82%E5%9C%8B%E9%9A%9B/542246/%E8%8B%B1%E5%9C%8B%E5%B7%A5%E9%BB%A8%E5%89%8D%E9%BB%A8%E9%AD%81%E9%83%9D%E7%88%BE%E5%BD%AC%E9%81%AD%E6%9A%AB%E5%81%9C%E9%BB%A8%E7%B1%8D-%E6%B6%89%E4%BB%BB%E5%85%A7%E7%B8%B1%E5%AE%B9%E5%8F%8D%E7%8C%B6%E5%A4%AA%E8%A8%80%E8%AB%96"><text:span text:style-name="T2">https://www.hk01.com/</text:span>即時國際<text:span text:style-name="T2">/542246/</text:span>英國工黨前黨魁郝爾彬遭暫停黨籍-涉任內縱容反猶太言論</text:a><text:s/><text:line-break/>＝＝＝＝＝＝＝＝＝＝＝＝＝＝＝＝＝＝＝＝＝＝＝＝＝＝＝＝＝＝＝ <text:line-break/>反猶主義再成翦除異見工具 <text:line-break/><text:line-break/><text:line-break/>01觀點 <text:line-break/><text:line-break/>撰文：評論編輯室 <text:line-break/>2020-10-30 17:00 <text:line-break/>最後更新日期：2020-10-30 17:00 <text:line-break/><text:line-break/><text:line-break/>近年英國坊間流傳一個笑話，每當在野工黨於民調中追近保守黨，黨內總會爆出反猶主義的醜聞。早前一項民調顯示工黨支持率以40%超越執政保守黨，恰好此時出爐的英國平等及人權委員會報告抨擊工黨領導層縱容黨內反猶主義行為，曾為人權律師的現任黨魁施紀賢（Keir Starmer）為此致歉，前黨魁郝爾彬卻稱有人出於政治原因將黨內反猶主義問題嚴重誇大。不及半日傳媒爆出工黨將郝爾彬驅逐出黨，此舉頓時於英國投下震撼彈，並且引發工黨黨內強烈震盪。 <text:line-break/><text:line-break/><text:line-break/>自郝爾彬在2015年上台以來，圍繞工黨的反猶主義指控便無日無之。郝爾彬於80年代擔任國會議員，由於其一直堅持工黨的左翼傳統，與90年代起當政的貝理雅親資本家作風大相逕庭，因此長年遭黨核心排擠。2003年貝理雅配合美國揮軍入侵伊拉克，郝爾彬跟隨黨內左翼元老本恩（Tony Benn）發動反戰運動，公然跟黨中央唱反調，令其與貝理雅一派種下嫌隙。 <text:line-break/><text:line-break/><text:line-break/>郝爾彬上台惹反猶指控 <text:line-break/><text:line-break/>直到貝理雅卸任後，工黨在白高敦、文立彬中間派領導下接連大敗，方令工黨急欲求變，此時郝爾彬毅然從後座走到前台，力挑黨內眾多中間派候選人競逐黨魁之位，吸引年輕人爭相入黨支持，讓連年下跌的工黨黨員數目得以回升，並將貝理雅以降的新工黨路線拉回到左翼傳統。 <text:line-break/><text:line-break/>然而郝爾彬甫上台，傳媒便將其昔日與愛爾蘭共和軍會面、公然支持巴基斯坦人的言論全數抽出來大加鞭撻，甚至扣上恐怖主義同情者、衣櫃裏的反猶主義者等污名。黨內外對郝爾彬的攻訐更是無日無之，到2016年脫歐公投時中間派又以郝爾彬未全力呼籲選民留歐為由發動倒閣。 <text:line-break/><text:line-break/><text:line-break/><text:line-break/>工黨時有爆出反猶主義醜聞雖為事實，但2016年英國國會內政事務委員會發表調查報告便指出工黨反猶主義傾向未必比其他政黨嚴重，況且郝爾彬本人亦曾公開譴責黨內發表疑似反猶言論成員，例如曾戲稱把以色列遷往美國便可解決以巴問題和減輕以色列說客在華盛頓花費的工黨國會議員沙阿（Naz Shah），以及稱希特拉支持猶太人移民以色列為錫安主義的前倫敦市長利文斯通（Ken Livingstone）。 <text:line-break/><text:line-break/>儘管如此，郝爾彬本人仍一直受反猶主義指控糾纏不休。在2018年，他在社交媒體評價一幅描繪銀行家操縱世界的壁畫被批評為反猶主義，事後他為未對該壁畫背後隱含的反猶訊息提高警覺而致歉，但平等及人權委員會的報告仍稱他不為該投訴進行調查屬於政治干預而有違反《平等法》之嫌。另外，報告稱工黨在郝爾彬領導下沒有為處理反猶投訴人員提供足夠訓練，有黨員更以反猶言論騷擾猶太裔黨員及否定對他們的反猶主義投訴為偽造或抹黑。今次不否認黨內存在反猶問題的郝爾彬認為報告誇大，結果卻遭施紀賢作為憑據逐之出黨。 <text:line-break/><text:line-break/><text:line-break/>對猶爭議淪為政治工具 <text:line-break/><text:line-break/>事實上工黨一份內部報告早已指出，反猶主義指控為黨內反郝爾彬派系及黨外政敵打撃其領導的政治工具。工黨內部反猶爭議明明一直存在，卻在郝爾彬上台後突然成為焦點議題，而每當工黨在民調中上揚保守派報章總會爆出對工黨或郝爾彬的反猶指控，反觀在保守黨內一樣大行其道的反移民、恐伊斯蘭言論卻從未得到同等關注。在此政治正確大行其道、取消文化唯我獨尊的年頭，任何稍為偏離標準的言論皆可構成歧視帽子，更易於成為政治工具打壓異己。 <text:line-break/><text:line-break/><text:line-break/>反猶主義指控被利用作打壓異己的工具在西方政界實在汗牛充棟，記得年多前美國的索馬里裔新晉進步派眾議員奧馬爾（Ilhan Omar）指華盛頓內最有影響力游說團體之一的美國以色列公共事務委員會（AIPAC）撥出巨額捐助不少國會議員，質疑他們究竟是向何國效忠；此舉引起政壇軒然大波，輿論直斥她為反猶主義者，與進步派早有嫌隙的眾議院議長佩洛西更親自出動草擬議案作出譴責，後來聲援奧馬爾的議員強烈反彈，才迫使佩洛西以不點名譴責任何種族歧視言論作結。 <text:line-break/><text:line-break/>不論是美國的奧馬爾抑或英國的郝爾彬，他們的遭遇正正反證了以色列在英、美政界的莫大影響力。任何針對以色列游說團體對政客的巨額捐助、挑戰以色列立國理據的錫安主義、批評以色列政府的巴勒斯坦政策或只是圍繞此問題的玩笑，都有機會被扣上反猶主義的帽子，形同屠猶否定者或納粹主義者般十惡不赦。這種做法骨子裏只是務求將反對以色列政府的異見消滅於萌芽狀態，然而如此「狼來了」式的濫用反猶指控只會令公眾對猶太人失去同情，對於真正受暴力及恐襲威脅的普羅猶太民眾來說只會造成反效果。 <text:line-break/><text:line-break/>郝爾彬的故事亦反映工黨左右兩派持續多年的派系鬥爭。施紀賢狠下毒手將前黨魁驅逐出黨，使郝爾彬在下屆議會選舉無法得到黨內提名，等同宣判他的政治生涯死刑，其意旨正在於撃潰由郝爾彬帶起的左翼草根運動，不過對此極為反彈的基層年輕黨員已揚言集體出走，因此有關事件勢將加劇黨內鬥爭。回顧上世紀80年代工黨同樣因接連敗選陷入路綫之爭，左翼元老本恩堅持左翼路線，中間派則出走另立社民黨，結果令工黨十多年長期在野，方由貝理雅領導的新工黨回朝執政。此次施郝之爭，會否再令工黨重蹈覆轍？ <text:line-break/><text:line-break/><text:line-break/><text:a xlink:type="simple" xlink:href="https://www.hk01.com/01%E8%A7%80%E9%BB%9E/542474/%E5%8F%8D%E7%8C%B6%E4%B8%BB%E7%BE%A9%E5%86%8D%E6%88%90%E7%BF%A6%E9%99%A4%E7%95%B0%E8%A6%8B%E5%B7%A5%E5%85%B7"><text:span text:style-name="T2">https://www.hk01.com/01</text:span><text:span text:style-name="T3">觀點</text:span><text:span text:style-name="T2">/542474/</text:span><text:span text:style-name="T3">反猶主義再成翦除異見工具</text:span></text:a><text:s/><text:line-break/>＝＝＝＝＝＝＝＝＝＝＝＝＝＝＝＝＝＝＝＝＝＝＝＝＝＝＝＝＝＝＝＝ <text:line-break/>知乎網上對於這事件的討論： <text:line-break/><text:line-break/>如何看待科尔宾被工党暂停党员身份并开除党内职务？ <text:line-break/><text:line-break/><text:a xlink:type="simple" xlink:href="https://www.zhihu.com/question/427999580"><text:span text:style-name="T2">https://www.zhihu.com/question/427999580</text:span></text:a><text:s/><text:line-break/><text:line-break/>＝＝＝＝＝＝＝＝＝＝＝＝＝＝＝＝＝＝＝＝＝＝＝＝＝＝＝ <text:line-break/><text:line-break/>有件事想請教陳真先生以及有在國外常住的網友們一個問題，究竟歐美國家的民眾是否還存在的所謂的反猶主義，即對猶太民族的敵視呢？謝謝 <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